
<file path=META-INF/manifest.xml><?xml version="1.0" encoding="utf-8"?>
<manifest:manifest xmlns:loext="urn:org:documentfoundation:names:experimental:office:xmlns:loext:1.0" xmlns:manifest="urn:oasis:names:tc:opendocument:xmlns:manifest:1.0" manifest:version="1.3">
  <manifest:file-entry manifest:version="1.3"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dc="http://purl.org/dc/elements/1.1/" xmlns:fo="urn:oasis:names:tc:opendocument:xmlns:xsl-fo-compatible:1.0" xmlns:of="urn:oasis:names:tc:opendocument:xmlns:of:1.2" xmlns:dom="http://www.w3.org/2001/xml-events" xmlns:ooo="http://openoffice.org/2004/office" xmlns:rpt="http://openoffice.org/2005/report" xmlns:svg="urn:oasis:names:tc:opendocument:xmlns:svg-compatible:1.0" xmlns:xsd="http://www.w3.org/2001/XMLSchema" xmlns:xsi="http://www.w3.org/2001/XMLSchema-instance" xmlns:dr3d="urn:oasis:names:tc:opendocument:xmlns:dr3d:1.0" xmlns:draw="urn:oasis:names:tc:opendocument:xmlns:drawing:1.0" xmlns:form="urn:oasis:names:tc:opendocument:xmlns:form:1.0" xmlns:math="http://www.w3.org/1998/Math/MathML" xmlns:meta="urn:oasis:names:tc:opendocument:xmlns:meta:1.0" xmlns:oooc="http://openoffice.org/2004/calc" xmlns:ooow="http://openoffice.org/2004/writer" xmlns:text="urn:oasis:names:tc:opendocument:xmlns:text:1.0" xmlns:chart="urn:oasis:names:tc:opendocument:xmlns:chart:1.0" xmlns:css3t="http://www.w3.org/TR/css3-text/" xmlns:field="urn:openoffice:names:experimental:ooo-ms-interop:xmlns:field:1.0" xmlns:formx="urn:openoffice:names:experimental:ooxml-odf-interop:xmlns:form:1.0" xmlns:grddl="http://www.w3.org/2003/g/data-view#" xmlns:loext="urn:org:documentfoundation:names:experimental:office:xmlns:loext:1.0" xmlns:style="urn:oasis:names:tc:opendocument:xmlns:style:1.0" xmlns:table="urn:oasis:names:tc:opendocument:xmlns:table:1.0" xmlns:xhtml="http://www.w3.org/1999/xhtml" xmlns:xlink="http://www.w3.org/1999/xlink" xmlns:number="urn:oasis:names:tc:opendocument:xmlns:datastyle:1.0" xmlns:office="urn:oasis:names:tc:opendocument:xmlns:office:1.0" xmlns:script="urn:oasis:names:tc:opendocument:xmlns:script:1.0" xmlns:xforms="http://www.w3.org/2002/xforms" xmlns:calcext="urn:org:documentfoundation:names:experimental:calc:xmlns:calcext:1.0" xmlns:drawooo="http://openoffice.org/2010/draw" xmlns:tableooo="http://openoffice.org/2009/table" xmlns:officeooo="http://openoffice.org/2009/office" office:version="1.3">
  <office:scripts/>
  <office:font-face-decls>
    <style:font-face style:name="Liberation Sans" svg:font-family="'Liberation Sans'" style:font-pitch="variable" style:font-family-generic="swiss"/>
    <style:font-face style:name="Liberation Serif" svg:font-family="'Liberation Serif'" style:font-pitch="variable" style:font-family-generic="roman"/>
    <style:font-face style:name="Lucida Calligraphy" svg:font-family="'Lucida Calligraphy'" style:font-pitch="variable" style:font-family-generic="script"/>
    <style:font-face style:name="Lucida Sans" svg:font-family="'Lucida Sans'" style:font-pitch="variable" style:font-family-generic="system"/>
    <style:font-face style:name="Lucida Sans1" svg:font-family="'Lucida Sans'" style:font-family-generic="swiss"/>
    <style:font-face style:name="Microsoft YaHei" svg:font-family="'Microsoft YaHei'" style:font-pitch="variable" style:font-family-generic="system"/>
    <style:font-face style:name="NSimSun" svg:font-family="NSimSun" style:font-pitch="variable" style:font-family-generic="system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color="font-color" style:text-underline-style="solid" style:text-underline-width="auto"/>
    </style:style>
    <style:style style:name="P4" style:family="paragraph" style:parent-style-name="Standard">
      <style:text-properties fo:font-size="24pt" style:font-name="Lucida Calligraphy" style:font-size-asian="24pt" style:font-size-complex="2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autPage" style:family="paragraph" style:parent-style-name="Standard">
      <style:paragraph-properties fo:break-before="page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user-field-decls/>
      <draw:frame svg:x="14.002cm" svg:y="25.167cm" draw:name="Cadre21" svg:width="6.999cm" svg:height="4.126cm" draw:z-index="20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2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/text:p>
        </draw:text-box>
      </draw:frame>
      <draw:frame svg:x="7.001cm" svg:y="25.167cm" draw:name="Cadre20" svg:width="6.999cm" svg:height="4.126cm" draw:z-index="19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2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25.167cm" draw:name="Cadre19" svg:width="6.999cm" svg:height="4.126cm" draw:z-index="18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21.041cm" draw:name="Cadre18" svg:width="6.999cm" svg:height="4.126cm" draw:z-index="17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21.041cm" draw:name="Cadre17" svg:width="6.999cm" svg:height="4.126cm" draw:z-index="16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21.041cm" draw:name="Cadre16" svg:width="6.999cm" svg:height="4.126cm" draw:z-index="15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16.916cm" draw:name="Cadre15" svg:width="6.999cm" svg:height="4.126cm" draw:z-index="14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16.916cm" draw:name="Cadre14" svg:width="6.999cm" svg:height="4.126cm" draw:z-index="13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16.916cm" draw:name="Cadre13" svg:width="6.999cm" svg:height="4.126cm" draw:z-index="12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12.79cm" draw:name="Cadre12" svg:width="6.999cm" svg:height="4.126cm" draw:z-index="11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12.79cm" draw:name="Cadre11" svg:width="6.999cm" svg:height="4.126cm" draw:z-index="10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12.79cm" draw:name="Cadre10" svg:width="6.999cm" svg:height="4.126cm" draw:z-index="9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1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8.664cm" draw:name="Cadre9" svg:width="6.999cm" svg:height="4.126cm" draw:z-index="8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8.664cm" draw:name="Cadre8" svg:width="6.999cm" svg:height="4.126cm" draw:z-index="7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8.664cm" draw:name="Cadre7" svg:width="6.999cm" svg:height="4.126cm" draw:z-index="6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4.538cm" draw:name="Cadre6" svg:width="6.999cm" svg:height="4.126cm" draw:z-index="5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4.538cm" draw:name="Cadre5" svg:width="6.999cm" svg:height="4.126cm" draw:z-index="4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4.538cm" draw:name="Cadre4" svg:width="6.999cm" svg:height="4.126cm" draw:z-index="3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14.002cm" svg:y="0.413cm" draw:name="Cadre3" svg:width="6.999cm" svg:height="4.126cm" draw:z-index="2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7.001cm" svg:y="0.413cm" draw:name="Cadre2" svg:width="6.999cm" svg:height="4.126cm" draw:z-index="1" draw:style-name="fr1" text:anchor-type="page" text:anchor-page-number="1">
        <draw:text-box>
          <text:p text:style-name="Standard"><text:database-display text:table-name="Resultat" text:table-type="table" text:column-name="Client" text:database-name="Etiquettes">Client 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</draw:text-box>
      </draw:frame>
      <draw:frame svg:x="0cm" svg:y="0.413cm" draw:name="Cadre1" svg:width="6.999cm" svg:height="4.126cm" draw:z-index="0" draw:style-name="fr1" text:anchor-type="page" text:anchor-page-number="1">
        <draw:text-box>
          <text:p text:style-name="P1"><text:database-display text:table-name="Resultat" text:table-type="table" text:column-name="Client" text:database-name="Etiquettes">Client 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P2"><text:database-display text:table-name="Resultat" text:table-type="table" text:column-name="Ligne_2" text:database-name="Etiquettes">ligne 2</text:database-display></text:p>
          <text:p text:style-name="P3"><text:database-display text:table-name="Resultat" text:table-type="table" text:column-name="Ligne_3" text:database-name="Etiquettes">ligne 3</text:database-display></text:p>
          <text:p text:style-name="P4"><text:database-display text:table-name="Resultat" text:table-type="table" text:column-name="Ligne_4" text:database-name="Etiquettes">ligne 4</text:database-display><text:database-next text:condition="ooow:True" text:table-name="Resultat" text:table-type="table" text:database-name="Etiquettes"/></text:p>
          <text:p text:style-name="Standard">5</text:p>
          <text:p text:style-name="Standard">6</text:p>
          <text:p text:style-name="Standard">7</text:p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dc="http://purl.org/dc/elements/1.1/" xmlns:fo="urn:oasis:names:tc:opendocument:xmlns:xsl-fo-compatible:1.0" xmlns:of="urn:oasis:names:tc:opendocument:xmlns:of:1.2" xmlns:dom="http://www.w3.org/2001/xml-events" xmlns:ooo="http://openoffice.org/2004/office" xmlns:rpt="http://openoffice.org/2005/report" xmlns:svg="urn:oasis:names:tc:opendocument:xmlns:svg-compatible:1.0" xmlns:dr3d="urn:oasis:names:tc:opendocument:xmlns:dr3d:1.0" xmlns:draw="urn:oasis:names:tc:opendocument:xmlns:drawing:1.0" xmlns:form="urn:oasis:names:tc:opendocument:xmlns:form:1.0" xmlns:math="http://www.w3.org/1998/Math/MathML" xmlns:meta="urn:oasis:names:tc:opendocument:xmlns:meta:1.0" xmlns:oooc="http://openoffice.org/2004/calc" xmlns:ooow="http://openoffice.org/2004/writer" xmlns:text="urn:oasis:names:tc:opendocument:xmlns:text:1.0" xmlns:chart="urn:oasis:names:tc:opendocument:xmlns:chart:1.0" xmlns:css3t="http://www.w3.org/TR/css3-text/" xmlns:field="urn:openoffice:names:experimental:ooo-ms-interop:xmlns:field:1.0" xmlns:grddl="http://www.w3.org/2003/g/data-view#" xmlns:loext="urn:org:documentfoundation:names:experimental:office:xmlns:loext:1.0" xmlns:style="urn:oasis:names:tc:opendocument:xmlns:style:1.0" xmlns:table="urn:oasis:names:tc:opendocument:xmlns:table:1.0" xmlns:xhtml="http://www.w3.org/1999/xhtml" xmlns:xlink="http://www.w3.org/1999/xlink" xmlns:number="urn:oasis:names:tc:opendocument:xmlns:datastyle:1.0" xmlns:office="urn:oasis:names:tc:opendocument:xmlns:office:1.0" xmlns:script="urn:oasis:names:tc:opendocument:xmlns:script:1.0" xmlns:calcext="urn:org:documentfoundation:names:experimental:calc:xmlns:calcext:1.0" xmlns:drawooo="http://openoffice.org/2010/draw" xmlns:tableooo="http://openoffice.org/2009/table" xmlns:officeooo="http://openoffice.org/2009/office" office:version="1.3">
  <office:font-face-decls>
    <style:font-face style:name="Liberation Sans" svg:font-family="'Liberation Sans'" style:font-pitch="variable" style:font-family-generic="swiss"/>
    <style:font-face style:name="Liberation Serif" svg:font-family="'Liberation Serif'" style:font-pitch="variable" style:font-family-generic="roman"/>
    <style:font-face style:name="Lucida Calligraphy" svg:font-family="'Lucida Calligraphy'" style:font-pitch="variable" style:font-family-generic="script"/>
    <style:font-face style:name="Lucida Sans" svg:font-family="'Lucida Sans'" style:font-pitch="variable" style:font-family-generic="system"/>
    <style:font-face style:name="Lucida Sans1" svg:font-family="'Lucida Sans'" style:font-family-generic="swiss"/>
    <style:font-face style:name="Microsoft YaHei" svg:font-family="'Microsoft YaHei'" style:font-pitch="variable" style:font-family-generic="system"/>
    <style:font-face style:name="NSimSun" svg:font-family="NSimSun" style:font-pitch="variable" style:font-family-generic="system"/>
  </office:font-face-decls>
  <office:styles>
    <style:default-style style:family="graphic">
      <style:graphic-properties fo:wrap-option="no-wrap" draw:fill-color="#729fcf" svg:stroke-color="#3465a4" draw:shadow-offset-x="0.3cm" draw:shadow-offset-y="0.3cm" style:flow-with-text="false" draw:end-line-spacing-vertical="0.283cm" draw:end-line-spacing-horizontal="0.283cm" draw:start-line-spacing-vertical="0.283cm" draw:start-line-spacing-horizontal="0.283cm"/>
      <style:paragraph-properties style:line-break="strict" style:writing-mode="lr-tb" style:text-autospace="ideograph-alpha" style:font-independent-line-spacing="false">
        <style:tab-stops/>
      </style:paragraph-properties>
      <style:text-properties fo:country="FR" fo:language="fr" fo:font-size="12pt" loext:opacity="0%" style:font-name="Liberation Serif" style:country-asian="CN" style:language-asian="zh" style:letter-kerning="true" style:country-complex="IN" style:font-name-asian="NSimSun" style:font-size-asian="10.5pt" style:language-complex="hi" style:font-name-complex="Lucida Sans" style:font-size-complex="12pt" style:use-window-font-color="true"/>
    </style:default-style>
    <style:default-style style:family="paragraph">
      <style:paragraph-properties fo:widows="2" fo:orphans="2" style:line-break="strict" style:writing-mode="page" style:text-autospace="ideograph-alpha" style:punctuation-wrap="hanging" style:tab-stop-distance="1.251cm" fo:hyphenation-ladder-count="no-limit"/>
      <style:text-properties fo:country="FR" fo:language="fr" fo:font-size="12pt" fo:hyphenate="false" loext:opacity="0%" style:font-name="Liberation Serif" style:country-asian="CN" style:language-asian="zh" style:letter-kerning="true" style:country-complex="IN" style:font-name-asian="NSimSun" style:font-size-asian="10.5pt" style:language-complex="hi" style:font-name-complex="Lucida Sans" style:font-size-complex="12pt" loext:hyphenation-no-caps="false" style:use-window-font-color="true" fo:hyphenation-push-char-count="2" fo:hyphenation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class="text" style:family="paragraph" style:next-style-name="Text_20_body" style:parent-style-name="Standard">
      <style:paragraph-properties fo:margin-top="0.423cm" fo:margin-bottom="0.212cm" fo:keep-with-next="always" style:contextual-spacing="false"/>
      <style:text-properties fo:font-size="14pt" fo:font-family="'Liberation Sans'" style:font-name="Liberation Sans" style:font-pitch="variable" style:font-name-asian="Microsoft YaHei" style:font-size-asian="14pt" style:font-pitch-asian="variable" style:font-family-asian="'Microsoft YaHei'" style:font-name-complex="Lucida Sans" style:font-size-complex="14pt" style:font-pitch-complex="variable" style:font-family-complex="'Lucida Sans'" style:font-family-generic="swiss" style:font-family-generic-asian="system" style:font-family-generic-complex="system"/>
    </style:style>
    <style:style style:name="Text_20_body" style:class="text" style:family="paragraph" style:display-name="Text body" style:parent-style-name="Standard">
      <style:paragraph-properties fo:margin-top="0cm" fo:line-height="115%" fo:margin-bottom="0.247cm" style:contextual-spacing="false"/>
    </style:style>
    <style:style style:name="List" style:class="list" style:family="paragraph" style:parent-style-name="Text_20_body">
      <style:text-properties style:font-size-asian="12pt" style:font-name-complex="Lucida Sans1" style:font-family-complex="'Lucida Sans'" style:font-family-generic-complex="swiss"/>
    </style:style>
    <style:style style:name="Caption" style:class="extra" style:family="paragraph" style:parent-style-name="Standard">
      <style:paragraph-properties fo:margin-top="0.212cm" fo:margin-bottom="0.212cm" text:line-number="0" text:number-lines="false" style:contextual-spacing="false"/>
      <style:text-properties fo:font-size="12pt" fo:font-style="italic" style:font-size-asian="12pt" style:font-style-asian="italic" style:font-name-complex="Lucida Sans1" style:font-size-complex="12pt" style:font-style-complex="italic" style:font-family-complex="'Lucida Sans'" style:font-family-generic-complex="swiss"/>
    </style:style>
    <style:style style:name="Index" style:class="index" style:family="paragraph" style:parent-style-name="Standard">
      <style:paragraph-properties text:line-number="0" text:number-lines="false"/>
      <style:text-properties fo:country="none" fo:language="zxx" style:country-asian="none" style:language-asian="zxx" style:country-complex="none" style:font-size-asian="12pt" style:language-complex="zxx" style:font-name-complex="Lucida Sans1" style:font-family-complex="'Lucida Sans'" style:font-family-generic-complex="swiss"/>
    </style:style>
    <style:style style:name="Frame_20_contents" style:class="extra" style:family="paragraph" style:display-name="Frame contents" style:parent-style-name="Standard"/>
    <style:style style:name="Labels" style:family="graphic" style:auto-update="true">
      <style:graphic-properties svg:y="0cm" svg:width="6.999cm" svg:height="4.126cm" fo:margin-top="0cm" style:protect="size position" fo:margin-left="0cm" fo:margin-right="0cm" fo:margin-bottom="0cm" text:anchor-type="as-char" style:vertical-pos="top" style:vertical-rel="baseline"/>
    </style:style>
    <text:outline-style style:name="Outline">
      <text:outline-level-style text:level="1" style:num-format="" loext:num-list-format="%1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 loext:num-list-format="%2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 loext:num-list-format="%3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 loext:num-list-format="%4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 loext:num-list-format="%5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 loext:num-list-format="%6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 loext:num-list-format="%7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 loext:num-list-format="%8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 loext:num-list-format="%9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offset="0.499cm" text:increment="5" style:num-format="1" text:number-lines="false" text:number-position="left"/>
  </office:styles>
  <office:automatic-styles>
    <style:page-layout style:name="Mpm1">
      <style:page-layout-properties fo:margin-top="0.413cm" fo:page-width="21.001cm" fo:margin-left="0cm" fo:page-height="29.7cm" fo:margin-right="0cm" fo:margin-bottom="0cm" style:num-format="" style:writing-mode="lr-tb" loext:margin-gutter="0cm" style:paper-tray-name="Réceptacle avant" style:layout-grid-mode="none" style:layout-grid-color="#c0c0c0" style:layout-grid-lines="20" style:layout-grid-print="false" style:print-orientation="portrait" style:footnote-max-height="0cm" style:layout-grid-display="false" style:layout-grid-ruby-below="false" style:layout-grid-base-height="0.706cm" style:layout-grid-ruby-height="0.353cm">
        <style:footnote-sep style:color="#000000" style:width="0.018cm" style:rel-width="25%" style:adjustment="left" style:line-style="solid" style:distance-after-sep="0.101cm" style:distance-before-sep="0.101cm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draw:style-name="Mdp1" style:page-layout-name="Mpm1"/>
  </office:master-styles>
</office:document-styles>
</file>

<file path=meta.xml><?xml version="1.0" encoding="utf-8"?>
<office:document-meta xmlns:dc="http://purl.org/dc/elements/1.1/" xmlns:ooo="http://openoffice.org/2004/office" xmlns:meta="urn:oasis:names:tc:opendocument:xmlns:meta:1.0" xmlns:grddl="http://www.w3.org/2003/g/data-view#" xmlns:xlink="http://www.w3.org/1999/xlink" xmlns:office="urn:oasis:names:tc:opendocument:xmlns:office:1.0" office:version="1.3">
  <office:meta>
    <meta:creation-date>2022-11-06T21:44:40.385000000</meta:creation-date>
    <dc:date>2022-11-07T10:16:47.903000000</dc:date>
    <meta:editing-duration>PT39M45S</meta:editing-duration>
    <meta:editing-cycles>5</meta:editing-cycles>
    <meta:generator>LibreOffice/7.2.2.2$Windows_X86_64 LibreOffice_project/02b2acce88a210515b4a5bb2e46cbfb63fe97d56</meta:generator>
    <meta:document-statistic meta:page-count="1" meta:word-count="213" meta:image-count="0" meta:table-count="0" meta:object-count="0" meta:character-count="771" meta:paragraph-count="108" meta:non-whitespace-character-count="666"/>
  </office:meta>
</office:document-meta>
</file>